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2baaee"/>
    </style:style>
    <style:style style:name="T9" style:family="text">
      <style:text-properties fo:language="en" fo:country="US" officeooo:rsid="001edb0f"/>
    </style:style>
    <style:style style:name="T10" style:family="text">
      <style:text-properties fo:language="en" fo:country="US" officeooo:rsid="002d8ef2"/>
    </style:style>
    <style:style style:name="T11" style:family="text">
      <style:text-properties fo:language="en" fo:country="US" officeooo:rsid="0024adcd"/>
    </style:style>
    <style:style style:name="T12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3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color="#000000" loext:opacity="100%" fo:language="en" fo:country="US" fo:background-color="#ffffff" loext:char-shading-value="0"/>
    </style:style>
    <style:style style:name="T17" style:family="text">
      <style:text-properties fo:color="#000000" loext:opacity="100%" fo:language="en" fo:country="US" officeooo:rsid="004cae9c" fo:background-color="#ffffff" loext:char-shading-value="0"/>
    </style:style>
    <style:style style:name="T18" style:family="text">
      <style:text-properties fo:color="#000000" loext:opacity="100%" fo:language="en" fo:country="US" officeooo:rsid="004d738e" fo:background-color="#ffffff" loext:char-shading-value="0"/>
    </style:style>
    <style:style style:name="T19" style:family="text">
      <style:text-properties fo:language="en" fo:country="US" officeooo:rsid="00488865"/>
    </style:style>
    <style:style style:name="T20" style:family="text">
      <style:text-properties fo:color="#5454ff" loext:opacity="100%" fo:language="en" fo:country="US" fo:font-weight="bold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2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3" style:family="text">
      <style:text-properties style:font-name="monospace" fo:language="en" fo:country="US" officeooo:rsid="0049e7e1"/>
    </style:style>
    <style:style style:name="T24" style:family="text">
      <style:text-properties style:font-name="monospace" fo:language="en" fo:country="US" officeooo:rsid="004b1be2"/>
    </style:style>
    <style:style style:name="T25" style:family="text">
      <style:text-properties style:font-name="monospace" fo:language="en" fo:country="US" officeooo:rsid="0050635e"/>
    </style:style>
    <style:style style:name="T26" style:family="text">
      <style:text-properties officeooo:rsid="004d9afe"/>
    </style:style>
    <style:style style:name="T27" style:family="text">
      <style:text-properties fo:color="#000000" loext:opacity="100%" fo:language="en" fo:country="US" officeooo:rsid="00504c88" fo:background-color="#ffffff" loext:char-shading-value="0"/>
    </style:style>
    <style:style style:name="T28" style:family="text">
      <style:text-properties fo:language="en" fo:country="US" officeooo:rsid="001c3b73"/>
    </style:style>
    <style:style style:name="T29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0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1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2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3" style:family="text">
      <style:text-properties fo:font-family="SFMono-Regular, Menlo, Monaco, Consolas, 'Liberation Mono', 'Courier New', monospace" fo:font-size="10.5pt" fo:font-style="normal" fo:font-weight="normal"/>
    </style:style>
    <style:style style:name="T34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5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6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7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38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39" style:family="text">
      <style:text-properties fo:font-family="SFMono-Regular, Menlo, Monaco, Consolas, 'Liberation Mono', 'Courier New', monospace" fo:font-size="10.5pt" fo:font-style="normal" fo:font-weight="normal" officeooo:rsid="00264559"/>
    </style:style>
    <style:style style:name="T40" style:family="text">
      <style:text-properties fo:font-family="SFMono-Regular, Menlo, Monaco, Consolas, 'Liberation Mono', 'Courier New', monospace" fo:font-size="10.5pt" fo:font-style="normal" fo:font-weight="normal" officeooo:rsid="00657d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~</text:span><text:span text:style-name="T8">/data/</text:span><text:span text:style-name="T9">Postgres</text:span><text:span text:style-name="T10">_</text:span><text:span text:style-name="T9">Local</text:span><text:span text:style-name="T7">_Data</text:span><text:span text:style-name="T9">:</text:span><text:span text:style-name="T1">/var/lib/postgresql/data -p 5432:5432 postgres:</text:span><text:span text:style-name="T11">17.</text:span><text:span text:style-name="T2">4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2">--mount 'type=volume,source=</text:span><text:span text:style-name="T13">Postgres_Local</text:span><text:span text:style-name="T12">,target=/var/lib/postgresql/data,volume-driver=local,volume-opt=type=nfs,volume-opt=device=:/home/alex/data/Postgres_Local_Data,"volume-opt=o=addr=1</text:span><text:span text:style-name="T14">92.168.1.12</text:span><text:span text:style-name="T12">,rw,nfsvers=4"'</text:span><text:span text:style-name="T15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6">sudo chown $(id -u):$(id -g) /home/alex/data/Postgres_Local_Data/</text:span></text:p>
      <text:p text:style-name="P19" loext:marker-style-name="T1"><text:span text:style-name="T17">sudo chmod 700 -R /home/alex/data/</text:span><text:span text:style-name="T16">Postgres_Local_Data/</text:span></text:p>
      <text:p text:style-name="P19" loext:marker-style-name="T1"><text:span text:style-name="T18">т.е. должно быть при просмотре: ls -l </text:span><text:span text:style-name="T17">/home/alex/data/</text:span></text:p>
      <text:p text:style-name="P20" loext:marker-style-name="T1"><text:span text:style-name="T19"><text:s/></text:span><text:span text:style-name="T16">drwx------ 19 alex alex 4096 янв 11 20:26 </text:span><text:span text:style-name="T20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1">docker volume create --driver vieux/sshfs -o sshcmd=alex@192.168.1.12:/home/alex/data/</text:span><text:span text:style-name="T22">Postgres</text:span><text:span text:style-name="T21">_Local</text:span><text:span text:style-name="T22">_Data</text:span><text:span text:style-name="T21"> -o password=1 -o allow_other</text:span><text:span text:style-name="T23"> -o port=22 </text:span><text:span text:style-name="T24">Postgres_</text:span><text:span text:style-name="T25">Local_</text:span><text:span text:style-name="T24">Data</text:span><text:span text:style-name="T23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6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6">docker run -d --user $(id -u):$(id -g) --name postgres -e POSTGRES_PASSWORD=admin -v Postgres_</text:span><text:span text:style-name="T27">Local_</text:span><text:span text:style-name="T16">Data:/var/lib/postgresql/data -p 5432:5432 </text:span><text:span text:style-name="T1">postgres:17.2<text:line-break/><text:line-break/></text:span></text:p>
      <text:p text:style-name="P14" loext:marker-style-name="T1"><text:span text:style-name="T28"/></text:p>
      <text:p text:style-name="P14" loext:marker-style-name="T1"><text:span text:style-name="T28">----------------------</text:span></text:p>
      <text:p text:style-name="P26" loext:marker-style-name="T1"><text:span text:style-name="T28">P</text:span><text:span text:style-name="T1">gAdmin</text:span></text:p>
      <text:p text:style-name="P27" loext:marker-style-name="T1"><text:bookmark-start text:name="__DdeLink__289_1304503130"/><text:bookmark-start text:name="__DdeLink__279_714823351"/><text:span text:style-name="T29">docker</text:span><text:span text:style-name="T30"> </text:span><text:span text:style-name="T29">run</text:span><text:span text:style-name="T30"> </text:span><text:span text:style-name="T29">-p</text:span><text:span text:style-name="T30"> </text:span><text:span text:style-name="T31">80</text:span><text:span text:style-name="T32">81</text:span><text:span text:style-name="T29">:80</text:span><text:span text:style-name="T30"> </text:span><text:span text:style-name="T33">-e</text:span><text:span text:style-name="T34"> </text:span><text:span text:style-name="T35">'PGADMIN_DEFAULT_EMAIL=</text:span><text:span text:style-name="T36">admin</text:span><text:span text:style-name="T35">@</text:span><text:span text:style-name="T36">admin</text:span><text:span text:style-name="T35">.com'</text:span><text:span text:style-name="T34"> </text:span><text:span text:style-name="T33">-e </text:span><text:span text:style-name="T34"><text:s/></text:span><text:span text:style-name="T35">'PGADMIN_DEFAULT_PASSWORD=</text:span><text:span text:style-name="T36">admin</text:span><text:span text:style-name="T35">'</text:span><text:span text:style-name="T34"> </text:span><text:span text:style-name="T33">-d --</text:span><text:span text:style-name="T37">name pgadmin</text:span><text:span text:style-name="T34"> </text:span><text:span text:style-name="T33">dpage/pgadmin4:</text:span><text:span text:style-name="T38">9</text:span><text:span text:style-name="T39">.</text:span><text:span text:style-name="T40">4</text:span><text:span text:style-name="T39">.0</text:span><text:bookmark-end text:name="__DdeLink__289_1304503130"/><text:bookmark-end text:name="__DdeLink__279_714823351"/></text:p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6-02T10:08:10.906253491</dc:date>
    <meta:editing-cycles>68</meta:editing-cycles>
    <meta:editing-duration>P1DT1H32M42S</meta:editing-duration>
    <meta:generator>LibreOffice/25.2.3.2$Linux_X86_64 LibreOffice_project/520$Build-2</meta:generator>
    <meta:document-statistic meta:table-count="0" meta:image-count="0" meta:object-count="0" meta:page-count="2" meta:paragraph-count="31" meta:word-count="203" meta:character-count="1951" meta:non-whitespace-character-count="1772"/>
    <meta:user-defined meta:name="AppVersion">15.0000</meta:user-defined>
    <meta:template xlink:type="simple" xlink:actuate="onRequest" xlink:title="Normal.dotm" xlink:href=""/>
  </office:meta>
</office:document-meta>
</file>